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f153" officeooo:paragraph-rsid="0010f15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f153" officeooo:paragraph-rsid="0012db2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f153" officeooo:paragraph-rsid="0012db2b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f153" officeooo:paragraph-rsid="0010f153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27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u Acalmo o Mar</text:span><text:tab/><text:span text:style-name="T2">Rose Nascimento<text:tab/></text:span><text:tab/><text:span text:style-name="T1">[ 11 ]</text:span></text:p>
      <text:p text:style-name="P1">Filho Meu, não temas não fiques assim desse jeito</text:p>
      <text:p text:style-name="P1">O seu clamor chegou a Mim estou aqui</text:p>
      <text:p text:style-name="P1">Eu sei que o mal só vive cercando você na estrada</text:p>
      <text:p text:style-name="P1">Tentando roubar sua fé até desistir</text:p>
      <text:p text:style-name="P1"/>
      <text:p text:style-name="P1">Pode ser grande o seu problema</text:p>
      <text:p text:style-name="P1">Mas Eu Sou maior que tudo</text:p>
      <text:p text:style-name="P1">Acalmo esse vento forte, e lhe ajudo a prosseguir</text:p>
      <text:p text:style-name="P1">Como ajudei os Meus servos de outrora</text:p>
      <text:p text:style-name="P1">Não abandono a quem Me clama e chora</text:p>
      <text:p text:style-name="P1">Eu Sou Teu Deus, Eu Sou Teu Deus</text:p>
      <text:p text:style-name="P1"/>
      <text:p text:style-name="P1">Eu acalmo o mar, não temas ó Meu filho</text:p>
      <text:p text:style-name="P1">Eu vim lhe ajudar, Sou seu porto seguro pode confiar</text:p>
      <text:p text:style-name="P1">Eu sou maior que tudo, então pra que temer?</text:p>
      <text:p text:style-name="P1">Eu estou com você</text:p>
      <text:p text:style-name="P1">Eu acalmo o mar, estou na sua frente Sou seu guardião</text:p>
      <text:p text:style-name="P1">Lhe guardo e lhe seguro com as Minhas mãos</text:p>
      <text:p text:style-name="P1">Eu Sou maior que tudo e vou lhe abençoar, você vai triunfar</text:p>
      <text:p text:style-name="P1"/>
      <text:p text:style-name="P1">Confia vai em frente, não desista, não se entregue</text:p>
      <text:p text:style-name="P1">Veja a bandeira da vitória que se ergue</text:p>
      <text:p text:style-name="P1">Eu estou contigo te ajudo, te liberto</text:p>
      <text:p text:style-name="P1">Toda tempestade, Eu faço acalmar</text:p>
      <text:p text:style-name="P1">Eu sou o Teu Senhor e te ajudo a toda hora</text:p>
      <text:p text:style-name="P1">Quem é contra ti vai contemplar a tua vitória</text:p>
      <text:p text:style-name="P1">Quando Eu abençoo ninguém pode intervir</text:p>
      <text:p text:style-name="P1">Eu Sou Deus, Eu Sou Deus</text:p>
      <text:p text:style-name="P1"/>
      <text:p text:style-name="P1">Eu acalmo o mar, não temas ó Meu filho</text:p>
      <text:p text:style-name="P1">Eu vim lhe ajudar, Sou seu porto seguro pode confiar</text:p>
      <text:p text:style-name="P1">Eu sou maior que tudo, então pra que temer?</text:p>
      <text:p text:style-name="P1">Eu estou com você</text:p>
      <text:p text:style-name="P1">Eu acalmo o mar, estou na sua frente Sou seu guardião</text:p>
      <text:p text:style-name="P1">Lhe guardo e lhe seguro com as Minhas mãos</text:p>
      <text:p text:style-name="P1">Eu Sou maior que tudo e vou lhe abençoar, você irá cantar</text:p>
      <text:p text:style-name="P1">(Você irá cantar o hino da vitória) <text:span text:style-name="T3">2x</text:span></text:p>
      <text:p text:style-name="P3"><text:span text:style-name="T1">Eu Acalmo o Mar</text:span><text:tab/><text:span text:style-name="T2">Rose Nascimento<text:tab/></text:span><text:tab/><text:span text:style-name="T1">[ 11 ]</text:span></text:p>
      <text:p text:style-name="P2">Filho Meu, não temas não fiques assim desse jeito</text:p>
      <text:p text:style-name="P2">O seu clamor chegou a Mim estou aqui</text:p>
      <text:p text:style-name="P2">Eu sei que o mal só vive cercando você na estrada</text:p>
      <text:p text:style-name="P2">Tentando roubar sua fé até desistir</text:p>
      <text:p text:style-name="P2"/>
      <text:p text:style-name="P2">Pode ser grande o seu problema</text:p>
      <text:p text:style-name="P2">Mas Eu Sou maior que tudo</text:p>
      <text:p text:style-name="P2">Acalmo esse vento forte, e lhe ajudo a prosseguir</text:p>
      <text:p text:style-name="P2">Como ajudei os Meus servos de outrora</text:p>
      <text:p text:style-name="P2">Não abandono a quem Me clama e chora</text:p>
      <text:p text:style-name="P2">Eu Sou Teu Deus, Eu Sou Teu Deus</text:p>
      <text:p text:style-name="P2"/>
      <text:p text:style-name="P2">Eu acalmo o mar, não temas ó Meu filho</text:p>
      <text:p text:style-name="P2">Eu vim lhe ajudar, Sou seu porto seguro pode confiar</text:p>
      <text:p text:style-name="P2">Eu sou maior que tudo, então pra que temer?</text:p>
      <text:p text:style-name="P2">Eu estou com você</text:p>
      <text:p text:style-name="P2">Eu acalmo o mar, estou na sua frente Sou seu guardião</text:p>
      <text:p text:style-name="P2">Lhe guardo e lhe seguro com as Minhas mãos</text:p>
      <text:p text:style-name="P2">Eu Sou maior que tudo e vou lhe abençoar, você vai triunfar</text:p>
      <text:p text:style-name="P2"/>
      <text:p text:style-name="P2">Confia vai em frente, não desista, não se entregue</text:p>
      <text:p text:style-name="P2">Veja a bandeira da vitória que se ergue</text:p>
      <text:p text:style-name="P2">Eu estou contigo te ajudo, te liberto</text:p>
      <text:p text:style-name="P2">Toda tempestade, Eu faço acalmar</text:p>
      <text:p text:style-name="P2">Eu sou o Teu Senhor e te ajudo a toda hora</text:p>
      <text:p text:style-name="P2">Quem é contra ti vai contemplar a tua vitória</text:p>
      <text:p text:style-name="P2">Quando Eu abençoo ninguém pode intervir</text:p>
      <text:p text:style-name="P2">Eu Sou Deus, Eu Sou Deus</text:p>
      <text:p text:style-name="P2"/>
      <text:p text:style-name="P2">Eu acalmo o mar, não temas ó Meu filho</text:p>
      <text:p text:style-name="P2">Eu vim lhe ajudar, Sou seu porto seguro pode confiar</text:p>
      <text:p text:style-name="P2">Eu sou maior que tudo, então pra que temer?</text:p>
      <text:p text:style-name="P2">Eu estou com você</text:p>
      <text:p text:style-name="P2">Eu acalmo o mar, estou na sua frente Sou seu guardião</text:p>
      <text:p text:style-name="P2">Lhe guardo e lhe seguro com as Minhas mãos</text:p>
      <text:p text:style-name="P2">Eu Sou maior que tudo e vou lhe abençoar, você irá cantar</text:p>
      <text:p text:style-name="P2">(Você irá cantar o hino da vitória) <text:span text:style-name="T3">2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4T21:29:15.881672154</dc:date>
    <meta:editing-cycles>14</meta:editing-cycles>
    <meta:editing-duration>PT18M56S</meta:editing-duration>
    <meta:generator>LibreOffice/5.1.4.2$Linux_X86_64 LibreOffice_project/10m0$Build-2</meta:generator>
    <meta:document-statistic meta:table-count="0" meta:image-count="0" meta:object-count="0" meta:page-count="1" meta:paragraph-count="68" meta:word-count="568" meta:character-count="2738" meta:non-whitespace-character-count="2236"/>
  </office:meta>
</office:document-meta>
</file>